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3.0pt" fo:color="#000000"/>
    </style:style>
    <style:style style:name="P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3.0pt" fo:color="#000000"/>
    </style:style>
    <style:style style:name="P3" style:family="paragraph" style:parent-style-name="Standard">
      <style:paragraph-properties fo:margin-left="0.5000in" fo:line-height="115%"/>
      <style:text-properties style:font-name="Arial" fo:font-size="13.0pt" fo:color="#000000"/>
    </style:style>
    <style:style style:name="T1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)" style:num-format="a">
        <style:list-level-properties text:space-before="0.25in" text:min-label-width="0.25in"/>
      </text:list-level-style-number>
    </text:list-style>
  </office:automatic-styles>
  <office:body>
    <office:text>
      <text:p text:style-name="P1">Răzvan Baboiu</text:p>
      <text:p text:style-name="P1">Gr. 221</text:p>
      <text:p text:style-name="P1"/>
      <text:p text:style-name="P1">Ce se va afișa dupa executarea urmatoarelor instructiuni:</text:p>
      <text:p text:style-name="P1"/>
      <text:p text:style-name="P1">package com.company;</text:p>
      <text:p text:style-name="P1"/>
      <text:p text:style-name="P1">public class NumarIntreg {</text:p>
      <text:p text:style-name="P1"><text:s text:c="3"/>private int numar;</text:p>
      <text:p text:style-name="P1"/>
      <text:p text:style-name="P1"><text:s text:c="3"/>public final NumarIntreg(int numar) {</text:p>
      <text:p text:style-name="P1"><text:s text:c="7"/>this.numar = numar;</text:p>
      <text:p text:style-name="P1"><text:s text:c="7"/>System.<text:span text:style-name="T1">out</text:span>.println( numar);</text:p>
      <text:p text:style-name="P1"><text:s text:c="3"/>}</text:p>
      <text:p text:style-name="P1">}</text:p>
      <text:p text:style-name="P1"/>
      <text:p text:style-name="P1">public class NumarComplex extends NumarIntreg{</text:p>
      <text:p text:style-name="P1"><text:s text:c="3"/>private int parteImaginara;</text:p>
      <text:p text:style-name="P1"/>
      <text:p text:style-name="P1"><text:s text:c="3"/>public NumarComplex(int numar, int parteImaginara) {</text:p>
      <text:p text:style-name="P1"><text:s text:c="7"/>super(numar);</text:p>
      <text:p text:style-name="P1"><text:s text:c="7"/>this.parteImaginara = parteImaginara;</text:p>
      <text:p text:style-name="P1"><text:s text:c="7"/>System.<text:span text:style-name="T1">out</text:span>.println( numar + " + " + parteImaginara + " * i");</text:p>
      <text:p text:style-name="P1"><text:s text:c="3"/>}</text:p>
      <text:p text:style-name="P1">}</text:p>
      <text:p text:style-name="P1"/>
      <text:p text:style-name="P1">public class Main {</text:p>
      <text:p text:style-name="P1"/>
      <text:p text:style-name="P1"><text:s text:c="3"/>public static void main(String[] args) {</text:p>
      <text:p text:style-name="P1"><text:s text:c="6"/>NumarIntreg numarIntreg = new NumarIntreg(1);</text:p>
      <text:p text:style-name="P1"><text:s text:c="6"/>NumarIntreg numarIntreg1 = new NumarComplex(2, 3);</text:p>
      <text:p text:style-name="P1"><text:s text:c="6"/>NumarComplex numarComplex = new NumarComplex(4, 5);</text:p>
      <text:p text:style-name="P1"><text:s text:c="3"/>}</text:p>
      <text:p text:style-name="P1">}</text:p>
      <text:p text:style-name="P1"/>
      <text:list text:style-name="L1">
        <text:list-item>
          <text:p text:style-name="P2">Eroare la compilare: constructorul nu poate fi declarat final</text:p>
        </text:list-item>
        <text:list-item>
          <text:p text:style-name="P2">1</text:p>
        </text:list-item>
      </text:list>
      <text:p text:style-name="P3">2 + 3 * i</text:p>
      <text:p text:style-name="P3">3 + 5 * i</text:p>
      <text:list text:style-name="L1">
        <text:list-item>
          <text:p text:style-name="P2">1</text:p>
        </text:list-item>
      </text:list>
      <text:p text:style-name="P3">2</text:p>
      <text:p text:style-name="P3">4 + 5 * i</text:p>
      <text:list text:style-name="L1">
        <text:list-item>
          <text:p text:style-name="P2">Eroare la compilare: NumarComplex nu poate fi initializat cu NumarIntreg</text:p>
        </text:list-item>
      </text:list>
      <text:p text:style-name="P1"/>
      <text:p text:style-name="P1">Raspunsul corect: a).</text:p>
      <text:p text:style-name="P1">Explicație: </text:p>
      <text:p text:style-name="P1"><text:tab/>Constructorul unei clase nu poate fi declarat final deoarece constructorii nu sunt niciodată mosteniți, deci nu trebuie supuși ascunderii sau supra-scrieri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